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4ec2" officeooo:paragraph-rsid="001a4ec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4ec2" officeooo:paragraph-rsid="001a4ec2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8559" officeooo:paragraph-rsid="001a855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4e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28th</text:span> of <text:span text:style-name="T3">June</text:span> 202<text:span text:style-name="T3">2</text:span> under the <text:span text:style-name="T3">19th</text:span> PA Meeting.</text:p>
      <text:p text:style-name="P1"/>
      <text:p text:style-name="P1">The Assembly, recognising the current situation,</text:p>
      <text:p text:style-name="P1"/>
      <text:p text:style-name="P2">Constitutes the need to implement VR support, since there are very little VR servers that are vanilla(ish) and this could potentially expand our member list.</text:p>
      <text:p text:style-name="P2"/>
      <text:p text:style-name="P5">Link: http://www.vivecraft.org/multiplayer/</text:p>
      <text:p text:style-name="P1"/>
      <text:p text:style-name="P1">And proceeds.</text:p>
      <text:p text:style-name="P1"/>
      <text:p text:style-name="P1">Signed by,</text:p>
      <text:p text:style-name="P2">MrBased</text:p>
      <text:p text:style-name="P2">Comradedoggo_22</text:p>
      <text:p text:style-name="P2">eldegron</text:p>
      <text:p text:style-name="P2">Thanster</text:p>
      <text:p text:style-name="P2">Emeralda_axe78</text:p>
      <text:p text:style-name="P2">Solar_porpoise</text:p>
      <text:p text:style-name="P1"/>
      <text:p text:style-name="P1"/>
      <text:p text:style-name="P1"/>
      <text:p text:style-name="Standard"><text:span text:style-name="T1">[</text:span><text:span text:style-name="T2">Motion 19-2: To add VR support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9T04:24:09.199132189</dc:date>
    <meta:editing-duration>PT2M42S</meta:editing-duration>
    <meta:editing-cycles>7</meta:editing-cycles>
    <meta:generator>LibreOffice/7.3.4.2$Linux_X86_64 LibreOffice_project/8cb1c265a8f71ce63e37a2ff337b4f2ebc525cbc</meta:generator>
    <meta:document-statistic meta:table-count="0" meta:image-count="0" meta:object-count="0" meta:page-count="1" meta:paragraph-count="13" meta:word-count="64" meta:character-count="453" meta:non-whitespace-character-count="402"/>
  </office:meta>
</office:document-meta>
</file>